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Laboration, Block 2, Nätverksteknologier.</text:p>
      <text:p text:style-name="P1"/>
      <text:p text:style-name="P1">Namn på övning: WiFi 1, springande WiFi.</text:p>
      <text:p text:style-name="Standard"/>
      <text:p text:style-name="P1">Förkunskaper:</text:p>
      <text:p text:style-name="Standard"/>
      <text:p text:style-name="Standard">1. Block 1 avklarat med minst betyg E.</text:p>
      <text:p text:style-name="Standard">2. Teoripass 1 för kursen Nätverksteknologier.</text:p>
      <text:p text:style-name="Standard"/>
      <text:p text:style-name="Standard">Resurser:</text:p>
      <text:p text:style-name="Standard"/>
      <text:p text:style-name="Standard">1. 1 Styck fysisk server, i7.</text:p>
      <text:p text:style-name="Standard">2. 1 Styck virtuell server 20xx, (2008, 2008R2, 2012, 2012R2).</text:p>
      <text:p text:style-name="Standard">3. 1 Styck WiFi kapabel "Bredbandsdelare" (valfri Wifi kapabel router).</text:p>
      <text:p text:style-name="Standard">4. TP kablar (varierande längd och antal).</text:p>
      <text:p text:style-name="Standard"/>
      <text:p text:style-name="P1">Mål:</text:p>
      <text:p text:style-name="Standard"/>
      <text:p text:style-name="Standard">Genom att från din bärbara ansluta till en utdelad katalog på din virtuella server och där hämta en fil störreän 650Mb skall filöverföringshastigheten uppmätas fäör att jämföra mellan maximal teoretisk oh verklig överföringshastighet under olika förhollanden.</text:p>
      <text:p text:style-name="Standard"/>
      <text:p text:style-name="Standard">Inlämnad dokumentation skall innehålla en genomgång, fördelar och nackdelar, mellan de olika tillängliga kryperings alternativen.</text:p>
      <text:p text:style-name="Standard"/>
      <text:p text:style-name="P2">För betyget A skall även en detaljerad förklaring ingå varför olika hastigheter uppnås vid olika avstånd och vilka hinder för signalen som är avgörande.</text:p>
      <text:p text:style-name="Standard"/>
      <text:p text:style-name="P1">Tips:</text:p>
      <text:p text:style-name="Standard">Tank inte ner hela filen, efter ca 3 minuter kan en genomsnittlig hastighet <text:s/>uppskatas.</text:p>
      <text:p text:style-name="Standard">Prova med olika typer av hinder för signalen glas, bärande vägg, golv etc etc.</text:p>
      <text:p text:style-name="Standard"/>
      <text:p text:style-name="Standard"/>
      <text:p text:style-name="P5">Translation (by google translator)</text:p>
      <text:p text:style-name="Standard"/>
      <text:p text:style-name="P1">Goal:</text:p>
      <text:p text:style-name="Standard"/>
      <text:p text:style-name="Standard">By connecting from your laptop to a distributed directory on your virtual server and downloading a file greater than 650Mb, the file transfer rate is measured, allowing you to compare between the maximum theoretical and real-time transfer rates in different pre-countries.</text:p>
      <text:p text:style-name="Standard"/>
      <text:p text:style-name="Standard">Submitted documentation must contain a review, advantages and disadvantages, between the various available creep options.</text:p>
      <text:p text:style-name="Standard"/>
      <text:p text:style-name="P2">For grade A, a detailed explanation must also be included why different speeds are achieved at different distances and which obstacles to the signal are crucial.</text:p>
      <text:p text:style-name="Standard"/>
      <text:p text:style-name="P1">Tip:</text:p>
      <text:p text:style-name="Standard">Do not think down the entire file, after about 3 minutes an average speed can be estimated.</text:p>
      <text:p text:style-name="Standard">Try different types of barriers to the signal glass, bearing wall, floor etc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27S</meta:editing-duration>
    <meta:editing-cycles>5</meta:editing-cycles>
    <meta:generator>OpenOffice/4.1.2$Win32 OpenOffice.org_project/412m3$Build-9782</meta:generator>
    <dc:date>2017-05-04T15:19:54.06</dc:date>
    <dc:creator>Robert Kristian Alm</dc:creator>
    <meta:document-statistic meta:table-count="0" meta:image-count="0" meta:object-count="0" meta:page-count="1" meta:paragraph-count="25" meta:word-count="284" meta:character-count="1874"/>
    <meta:user-defined meta:name="Info 1"/>
    <meta:user-defined meta:name="Info 2"/>
    <meta:user-defined meta:name="Info 3"/>
    <meta:user-defined meta:name="Info 4"/>
  </office:meta>
</office:document-meta>
</file>